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b7a3" officeooo:paragraph-rsid="001cb7a3" style:font-weight-asian="bold" style:font-weight-complex="bold"/>
    </style:style>
    <style:style style:name="P2" style:family="paragraph" style:parent-style-name="Standard">
      <style:text-properties fo:font-weight="bold" officeooo:rsid="001cb7a3" officeooo:paragraph-rsid="001e8879" style:font-weight-asian="bold" style:font-weight-complex="bold"/>
    </style:style>
    <style:style style:name="P3" style:family="paragraph" style:parent-style-name="Standard">
      <style:text-properties fo:font-weight="bold" officeooo:rsid="001cb7a3" officeooo:paragraph-rsid="00405ac9" style:font-weight-asian="bold" style:font-weight-complex="bold"/>
    </style:style>
    <style:style style:name="P4" style:family="paragraph" style:parent-style-name="Standard">
      <style:text-properties fo:font-weight="bold" officeooo:rsid="001e8879" officeooo:paragraph-rsid="001e8879" style:font-weight-asian="bold" style:font-weight-complex="bold"/>
    </style:style>
    <style:style style:name="P5" style:family="paragraph" style:parent-style-name="Standard">
      <style:text-properties fo:font-weight="bold" officeooo:rsid="00208299" officeooo:paragraph-rsid="002b8129" style:font-weight-asian="bold" style:font-weight-complex="bold"/>
    </style:style>
    <style:style style:name="P6" style:family="paragraph" style:parent-style-name="Standard">
      <style:text-properties fo:font-weight="bold" officeooo:rsid="00208299" officeooo:paragraph-rsid="00208299" style:font-weight-asian="bold" style:font-weight-complex="bold"/>
    </style:style>
    <style:style style:name="P7" style:family="paragraph" style:parent-style-name="Standard">
      <style:text-properties fo:font-weight="bold" officeooo:rsid="0021b8eb" officeooo:paragraph-rsid="0021b8eb" style:font-weight-asian="bold" style:font-weight-complex="bold"/>
    </style:style>
    <style:style style:name="P8" style:family="paragraph" style:parent-style-name="Standard">
      <style:text-properties fo:font-weight="bold" officeooo:rsid="0033dacd" officeooo:paragraph-rsid="0033dacd" style:font-weight-asian="bold" style:font-weight-complex="bold"/>
    </style:style>
    <style:style style:name="P9" style:family="paragraph" style:parent-style-name="Standard">
      <style:text-properties fo:font-weight="normal" officeooo:rsid="00208299" officeooo:paragraph-rsid="00208299" style:font-weight-asian="normal" style:font-weight-complex="normal"/>
    </style:style>
    <style:style style:name="P10" style:family="paragraph" style:parent-style-name="Standard">
      <style:text-properties fo:font-weight="normal" officeooo:rsid="001cb7a3" officeooo:paragraph-rsid="001cb7a3" style:font-weight-asian="normal" style:font-weight-complex="normal"/>
    </style:style>
    <style:style style:name="P11" style:family="paragraph" style:parent-style-name="Standard">
      <style:text-properties fo:font-weight="normal" officeooo:rsid="001e8879" officeooo:paragraph-rsid="001e8879" style:font-weight-asian="normal" style:font-weight-complex="normal"/>
    </style:style>
    <style:style style:name="P12" style:family="paragraph" style:parent-style-name="Standard">
      <style:text-properties fo:font-weight="normal" officeooo:rsid="0032356d" officeooo:paragraph-rsid="0021b8eb" style:font-weight-asian="normal" style:font-weight-complex="normal"/>
    </style:style>
    <style:style style:name="P13" style:family="paragraph" style:parent-style-name="Standard">
      <style:text-properties fo:font-style="italic" fo:font-weight="normal" officeooo:rsid="003255ed" officeooo:paragraph-rsid="003255ed" style:font-style-asian="italic" style:font-weight-asian="normal" style:font-style-complex="italic" style:font-weight-complex="normal"/>
    </style:style>
    <style:style style:name="P14" style:family="paragraph" style:parent-style-name="Standard" style:list-style-name="L1">
      <style:text-properties fo:font-weight="normal" officeooo:rsid="001e8879" officeooo:paragraph-rsid="001e8879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e8879" officeooo:paragraph-rsid="002e72d2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207c05" officeooo:paragraph-rsid="002e72d2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207c05" officeooo:paragraph-rsid="00207c05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207c05" officeooo:paragraph-rsid="002e9686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2e9686" officeooo:paragraph-rsid="002e9686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2faddb" officeooo:paragraph-rsid="002faddb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21b8eb" officeooo:paragraph-rsid="002ca065" style:font-weight-asian="normal" style:font-weight-complex="normal"/>
    </style:style>
    <style:style style:name="P22" style:family="paragraph" style:parent-style-name="Standard" style:list-style-name="L2">
      <style:text-properties fo:font-weight="bold" officeooo:rsid="002b8129" officeooo:paragraph-rsid="002ca06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8879" style:font-weight-asian="normal" style:font-weight-complex="normal"/>
    </style:style>
    <style:style style:name="T3" style:family="text">
      <style:text-properties fo:font-weight="normal" officeooo:rsid="0021b8eb" style:font-weight-asian="normal" style:font-weight-complex="normal"/>
    </style:style>
    <style:style style:name="T4" style:family="text">
      <style:text-properties fo:font-weight="normal" officeooo:rsid="0024affc" style:font-weight-asian="normal" style:font-weight-complex="normal"/>
    </style:style>
    <style:style style:name="T5" style:family="text">
      <style:text-properties fo:font-weight="normal" officeooo:rsid="00274151" style:font-weight-asian="normal" style:font-weight-complex="normal"/>
    </style:style>
    <style:style style:name="T6" style:family="text">
      <style:text-properties fo:font-weight="normal" officeooo:rsid="0029b277" style:font-weight-asian="normal" style:font-weight-complex="normal"/>
    </style:style>
    <style:style style:name="T7" style:family="text">
      <style:text-properties fo:font-weight="normal" officeooo:rsid="002b8129" style:font-weight-asian="normal" style:font-weight-complex="normal"/>
    </style:style>
    <style:style style:name="T8" style:family="text">
      <style:text-properties fo:font-weight="normal" officeooo:rsid="002e72d2" style:font-weight-asian="normal" style:font-weight-complex="normal"/>
    </style:style>
    <style:style style:name="T9" style:family="text">
      <style:text-properties fo:font-weight="normal" officeooo:rsid="0032356d" style:font-weight-asian="normal" style:font-weight-complex="normal"/>
    </style:style>
    <style:style style:name="T10" style:family="text">
      <style:text-properties fo:font-weight="normal" officeooo:rsid="003725af" style:font-weight-asian="normal" style:font-weight-complex="normal"/>
    </style:style>
    <style:style style:name="T11" style:family="text">
      <style:text-properties fo:font-weight="normal" officeooo:rsid="00385218" style:font-weight-asian="normal" style:font-weight-complex="normal"/>
    </style:style>
    <style:style style:name="T12" style:family="text">
      <style:text-properties fo:font-weight="normal" officeooo:rsid="00405ac9" style:font-weight-asian="normal" style:font-weight-complex="normal"/>
    </style:style>
    <style:style style:name="T13" style:family="text">
      <style:text-properties fo:font-weight="normal" officeooo:rsid="0044e06b" style:font-weight-asian="normal" style:font-weight-complex="normal"/>
    </style:style>
    <style:style style:name="T14" style:family="text">
      <style:text-properties officeooo:rsid="001e8879"/>
    </style:style>
    <style:style style:name="T15" style:family="text">
      <style:text-properties officeooo:rsid="00207c05"/>
    </style:style>
    <style:style style:name="T16" style:family="text">
      <style:text-properties officeooo:rsid="0027e6a6"/>
    </style:style>
    <style:style style:name="T17" style:family="text">
      <style:text-properties officeooo:rsid="0029b277"/>
    </style:style>
    <style:style style:name="T18" style:family="text">
      <style:text-properties fo:font-weight="bold" officeooo:rsid="002b8129" style:font-weight-asian="bold" style:font-weight-complex="bold"/>
    </style:style>
    <style:style style:name="T19" style:family="text">
      <style:text-properties fo:font-weight="bold" officeooo:rsid="002ca065" style:font-weight-asian="bold" style:font-weight-complex="bold"/>
    </style:style>
    <style:style style:name="T20" style:family="text">
      <style:text-properties fo:font-weight="bold" officeooo:rsid="0031f4ac" style:font-weight-asian="bold" style:font-weight-complex="bold"/>
    </style:style>
    <style:style style:name="T21" style:family="text">
      <style:text-properties fo:font-weight="bold" officeooo:rsid="003725af" style:font-weight-asian="bold" style:font-weight-complex="bold"/>
    </style:style>
    <style:style style:name="T22" style:family="text">
      <style:text-properties fo:font-weight="bold" officeooo:rsid="00385218" style:font-weight-asian="bold" style:font-weight-complex="bold"/>
    </style:style>
    <style:style style:name="T23" style:family="text">
      <style:text-properties fo:font-weight="bold" officeooo:rsid="0043723c" style:font-weight-asian="bold" style:font-weight-complex="bold"/>
    </style:style>
    <style:style style:name="T24" style:family="text">
      <style:text-properties officeooo:rsid="002ca065"/>
    </style:style>
    <style:style style:name="T25" style:family="text">
      <style:text-properties officeooo:rsid="002e9686"/>
    </style:style>
    <style:style style:name="T26" style:family="text">
      <style:text-properties officeooo:rsid="002faddb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30" style:family="text">
      <style:text-properties officeooo:rsid="0031f4ac"/>
    </style:style>
    <style:style style:name="T31" style:family="text">
      <style:text-properties officeooo:rsid="0032356d"/>
    </style:style>
    <style:style style:name="T32" style:family="text">
      <style:text-properties officeooo:rsid="003725af"/>
    </style:style>
    <style:style style:name="T33" style:family="text">
      <style:text-properties style:text-underline-style="none" fo:font-weight="normal" officeooo:rsid="0021b8eb" style:font-weight-asian="normal" style:font-weight-complex="normal"/>
    </style:style>
    <style:style style:name="T34" style:family="text">
      <style:text-properties officeooo:rsid="00385218"/>
    </style:style>
    <style:style style:name="T35" style:family="text">
      <style:text-properties officeooo:rsid="00405ac9"/>
    </style:style>
    <style:style style:name="T36" style:family="text">
      <style:text-properties officeooo:rsid="0043723c"/>
    </style:style>
    <style:style style:name="T37" style:family="text">
      <style:text-properties officeooo:rsid="00439856"/>
    </style:style>
    <style:style style:name="T38" style:family="text">
      <style:text-properties officeooo:rsid="0044e06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<text:span text:style-name="T37">ravljenje proizvoda</text:span>: </text:p>
      <text:p text:style-name="P1"/>
      <text:p text:style-name="P1">1. Kratak opis: <text:span text:style-name="T1">Proces proizvodnje gotovog proizvoda od sirovina uzetih iz magacina </text:span><text:span text:style-name="T10">i</text:span><text:span text:style-name="T1"> vraćanje gotovog proizvoda u magacin, kao </text:span><text:span text:style-name="T10">i</text:span><text:span text:style-name="T1"> beleženje promen</text:span><text:span text:style-name="T5">e</text:span><text:span text:style-name="T1"> stanja sistema.</text:span></text:p>
      <text:p text:style-name="P10"/>
      <text:p text:style-name="P1">2. Učesnici:</text:p>
      <text:p text:style-name="P3"><text:tab/><text:span text:style-name="T12">Menadžer </text:span><text:span text:style-name="T13">prodaje</text:span><text:span text:style-name="T12"> – Izdaje radni nalog</text:span></text:p>
      <text:p text:style-name="P10"><text:tab/>Šef <text:span text:style-name="T35">proizvodnje</text:span> – Želi da završi posao <text:span text:style-name="T32">i</text:span> dobije gotov proizvod spreman za prodaju.</text:p>
      <text:p text:style-name="P10"><text:s/><text:tab/>Radnici – Žele što pre kvalitetno da odrade posao, bez grešaka, jer bi to povlačilo kazne od strane poslodavca.</text:p>
      <text:p text:style-name="P10"><text:tab/>Magacioner – Izdaje sirovine <text:span text:style-name="T32">i</text:span> očekuje da dobije gotov proizvod radi smeštanja u magacin.</text:p>
      <text:p text:style-name="P10"/>
      <text:p text:style-name="P2">3. Preduslovi: <text:span text:style-name="T8">M</text:span><text:span text:style-name="T2">enadžer </text:span><text:span text:style-name="T12">proizvodnje</text:span><text:span text:style-name="T2"> je izdao radni nalog šefu </text:span><text:span text:style-name="T12">proizvodnje</text:span><text:span text:style-name="T2">, radnici su obučeni za rad na mašinama za proizvodnju datog proizvoda, mašine su u funkcionalnom stanju.</text:span></text:p>
      <text:p text:style-name="P11"/>
      <text:p text:style-name="P2"><text:span text:style-name="T14">4. Postuslovi: </text:span><text:span text:style-name="T2">Gotov proizvod je u magacinu, ažurirano je stanje sirovina </text:span><text:span text:style-name="T10">i</text:span><text:span text:style-name="T2"> gotovih proizvoda </text:span><text:span text:style-name="T10">u sistemu</text:span><text:span text:style-name="T2">.</text:span></text:p>
      <text:p text:style-name="P11"/>
      <text:p text:style-name="P4">5. Osnovni tok:</text:p>
      <text:list xml:id="list3529934267220321779" text:style-name="L1">
        <text:list-item>
          <text:p text:style-name="P14">Šef <text:span text:style-name="T35">proizvodnje</text:span> dobija radni nalog od menadžera <text:span text:style-name="T38">prodaje</text:span>.</text:p>
        </text:list-item>
        <text:list-item>
          <text:p text:style-name="P16">Šef <text:span text:style-name="T35">proizvodnje</text:span> traži potrebne sirovine od magacionera <text:span text:style-name="T32">i predaje mu kopiju radnog naloga</text:span>. </text:p>
        </text:list-item>
        <text:list-item>
          <text:p text:style-name="P15">Šef <text:span text:style-name="T35">proizvodnje</text:span> deli zadatke radnicima u pogonu. </text:p>
        </text:list-item>
        <text:list-item>
          <text:p text:style-name="P14">Radnici <text:span text:style-name="T15">dolaze kod magacionera da preuzmu sirovine.</text:span></text:p>
        </text:list-item>
        <text:list-item>
          <text:p text:style-name="P17">Magacioner izdaje sirovine radnicima <text:span text:style-name="T32">i</text:span> ažurira stanje u bazi sirovina.</text:p>
        </text:list-item>
        <text:list-item>
          <text:p text:style-name="P17">Radnici prave <text:span text:style-name="T32">i</text:span> pakuju dati proizvod.</text:p>
        </text:list-item>
        <text:list-item>
          <text:p text:style-name="P19">Šef <text:span text:style-name="T35">proizvodnje</text:span> piše predajnicu <text:span text:style-name="T32">na osnovu onoga što je proizvedeno</text:span>.</text:p>
        </text:list-item>
        <text:list-item>
          <text:p text:style-name="P17">Radnici odnose gotov proizvod magacioneru <text:span text:style-name="T25">uz predajnicu.</text:span></text:p>
        </text:list-item>
        <text:list-item>
          <text:p text:style-name="P18">Magacioner prima gotov proizvod. </text:p>
        </text:list-item>
        <text:list-item>
          <text:p text:style-name="P18"><text:span text:style-name="T25">Magacioner proverava predajnicu i </text:span>ažurira stanje u bazi gotovih proizvoda.</text:p>
        </text:list-item>
        <text:list-item>
          <text:p text:style-name="P19">Sistem <text:span text:style-name="T26">proverava procenat odstupanja količine proizvoda iz radnog naloga i predajnice.</text:span></text:p>
        </text:list-item>
        <text:list-item>
          <text:p text:style-name="P20">Magacioner zavodi predajnicu.</text:p>
        </text:list-item>
        <text:list-item>
          <text:p text:style-name="P20">Zatvara se radni nalog.</text:p>
        </text:list-item>
      </text:list>
      <text:p text:style-name="P9"/>
      <text:p text:style-name="P5">6. Alternativni tok:</text:p>
      <text:p text:style-name="P5"><text:span text:style-name="T17"><text:tab/>5, 10: Nemogućnost pristupa bazi: </text:span><text:span text:style-name="T6">M</text:span><text:span text:style-name="T1">agacioner</text:span><text:span text:style-name="T27"> </text:span><text:span text:style-name="T28">odlaže radni nalog u registrator namenjen <text:tab/>nalozima koji nisu uneti u siste</text:span><text:span text:style-name="T29">m. M</text:span><text:span text:style-name="T33">agacioner</text:span><text:span text:style-name="T3"> zove tehničara da </text:span><text:span text:style-name="T4">osposobi </text:span><text:span text:style-name="T3">bazu. </text:span><text:span text:style-name="T6">Slučaj <text:tab/>upotrebe se nastavlja na koraku 6.</text:span></text:p>
      <text:list xml:id="list4785528385866482911" text:style-name="L2">
        <text:list-header>
          <text:p text:style-name="P22"/>
          <text:p text:style-name="P21"><text:span text:style-name="T18">1-</text:span><text:span text:style-name="T20">13</text:span><text:span text:style-name="T18"> : </text:span><text:span text:style-name="T19">Nestanak struje: </text:span><text:span text:style-name="T24">O</text:span>baveštava se šef <text:span text:style-name="T35">proizvodnje</text:span>. <text:span text:style-name="T30">Ako se nestanak desio pri radu sa bazom, papiri se samo odlazu u predviđene registatore radi kasnijeg unošenja u bazu i</text:span> <text:span text:style-name="T30">p</text:span>rekida se slučaj upotrebe, <text:span text:style-name="T30">a u ostalim slučajevima se samo prekida slučaj upotrebe</text:span>.</text:p>
          <text:p text:style-name="P21"/>
        </text:list-header>
      </text:list>
      <text:p text:style-name="P7"><text:span text:style-name="T7"><text:tab/></text:span><text:span text:style-name="T31">8 : Oštećenje gotovog proizvoda: </text:span><text:span text:style-name="T1">Ukoliko se neki od proizvoda ošteti u toku prenosa do <text:tab/>magacina. </text:span><text:span text:style-name="T11">Šef </text:span><text:span text:style-name="T12">proizvodnje</text:span><text:span text:style-name="T11"> pravi </text:span><text:span text:style-name="T1">zapisnik o količini oštećene robe, </text:span><text:span text:style-name="T11">predaje se menadžeru <text:tab/></text:span><text:span text:style-name="T13">prodaje</text:span><text:span text:style-name="T1">. </text:span><text:span text:style-name="T9">Slučaj upotrebe se nastavlja na koraku 9.</text:span></text:p>
      <text:p text:style-name="P12"><text:tab/></text:p>
      <text:p text:style-name="P12"><text:tab/><text:span text:style-name="T21">5 : </text:span><text:span text:style-name="T22">Sirovine neodgovarajućeg kvaliteta: </text:span><text:span text:style-name="T34">Ukoliko se, prilikom preuzimanja, ustanovi da <text:tab/>neke sirovine iz magacina nisu odgovarajućeg kvaliteta za pravljenje proizvoda, sirovine se <text:tab/>bacaju, obaveštava se menadžment i ako je u magacinu ostala dovoljna količina te sirovine <text:tab/>ona se izdaje radnicima, slučaj upotrebe se nastavlja na koraku 6. Ukoliko u magacinu posle <text:tab/>bacanja nema dovoljna količina te sirovine, obaveštava se menadžment da je to potrebno <text:tab/>nabaviti, a slučaj upotrebe se prekida.</text:span></text:p>
      <text:p text:style-name="P12"><text:soft-page-break/><text:tab/><text:span text:style-name="T23">11 : Procenat odstupanja je veći od dozvoljenog: </text:span><text:span text:style-name="T36">Obaveštava se menadžment o <text:tab/>nepravilnostima koji kasnije sprovodi odgovarajuće akcije. Slučaj upotrebe se nastavlja na <text:tab/>koraku 12.</text:span></text:p>
      <text:p text:style-name="P13"/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8:47:02.456336324</meta:creation-date>
    <dc:date>2017-11-11T16:24:04.001772419</dc:date>
    <meta:editing-duration>PT1H24M49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442" meta:character-count="2959" meta:non-whitespace-character-count="2530"/>
  </office:meta>
</office:document-meta>
</file>